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C00000147DD98C9EE.png" manifest:media-type="image/png"/>
  <manifest:file-entry manifest:full-path="Pictures/10000201000002000000020076FB2DA2.png" manifest:media-type="image/png"/>
  <manifest:file-entry manifest:full-path="Pictures/100002010000016100000070758373D3.png" manifest:media-type="image/png"/>
  <manifest:file-entry manifest:full-path="Pictures/10000201000002D0000002D06B4D2155.png" manifest:media-type="image/png"/>
  <manifest:file-entry manifest:full-path="Pictures/10000201000000CC000000CC47940BDE.png" manifest:media-type="image/png"/>
  <manifest:file-entry manifest:full-path="Pictures/100002010000008000000080F6EF8C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686cm" svg:height="1.886cm" svg:x="4.414cm" svg:y="2.5cm">
          <draw:image xlink:href="Pictures/100002010000008000000080F6EF8CCB.png" xlink:type="simple" xlink:show="embed" xlink:actuate="onLoad">
            <text:p/>
          </draw:image>
        </draw:frame>
        <draw:frame draw:style-name="gr1" draw:text-style-name="P1" draw:layer="layout" svg:width="1.8cm" svg:height="1.969cm" svg:x="4.3cm" svg:y="5.017cm">
          <draw:image xlink:href="Pictures/10000201000000CC000000CC47940BDE.png" xlink:type="simple" xlink:show="embed" xlink:actuate="onLoad">
            <text:p/>
          </draw:image>
        </draw:frame>
        <draw:custom-shape draw:style-name="gr2" draw:text-style-name="P2" draw:layer="layout" svg:width="3.7cm" svg:height="1.6cm" svg:x="8.6cm" svg:y="4.286cm">
          <text:p text:style-name="P2"><text:span text:style-name="T1">Incorporación</text:span><text:span text:style-name="T1"><text:line-break/></text:span><text:span text:style-name="T1">de informació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cm" svg:y1="3.386cm" svg:x2="8.6cm" svg:y2="4.986cm">
          <text:p/>
        </draw:line>
        <draw:line draw:style-name="gr3" draw:text-style-name="P1" draw:layer="layout" svg:x1="5.9cm" svg:y1="6.286cm" svg:x2="8.6cm" svg:y2="5.186cm">
          <text:p/>
        </draw:line>
        <draw:frame draw:style-name="gr1" draw:text-style-name="P1" draw:layer="layout" svg:width="3.107cm" svg:height="3.444cm" svg:x="14cm" svg:y="3.386cm">
          <draw:image xlink:href="Pictures/10000201000002D0000002D06B4D2155.png" xlink:type="simple" xlink:show="embed" xlink:actuate="onLoad">
            <text:p/>
          </draw:image>
        </draw:frame>
        <draw:line draw:style-name="gr3" draw:text-style-name="P1" draw:layer="layout" svg:x1="12.3cm" svg:y1="5.086cm" svg:x2="14.2cm" svg:y2="5.086cm">
          <text:p/>
        </draw:line>
        <draw:line draw:style-name="gr3" draw:text-style-name="P1" draw:layer="layout" svg:x1="17.2cm" svg:y1="5.086cm" svg:x2="18.7cm" svg:y2="5.086cm">
          <text:p/>
        </draw:line>
        <draw:custom-shape draw:style-name="gr4" draw:text-style-name="P2" draw:layer="layout" svg:width="4cm" svg:height="2cm" svg:x="18.6cm" svg:y="4.186cm">
          <text:p text:style-name="P2"><text:span text:style-name="T1">Generación de</text:span><text:span text:style-name="T1"><text:line-break/></text:span><text:span text:style-name="T1">consultas (vistas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6cm" svg:y1="5.686cm" svg:x2="17cm" svg:y2="5.686cm">
          <text:p/>
        </draw:line>
        <draw:line draw:style-name="gr3" draw:text-style-name="P1" draw:layer="layout" svg:x1="15.6cm" svg:y1="6.8cm" svg:x2="15.6cm" svg:y2="8.3cm">
          <text:p/>
        </draw:line>
        <draw:custom-shape draw:style-name="gr2" draw:text-style-name="P2" draw:layer="layout" svg:width="3.7cm" svg:height="1.6cm" svg:x="13.8cm" svg:y="8.4cm">
          <text:p text:style-name="P2"><text:span text:style-name="T1">Consulta de</text:span><text:span text:style-name="T1"><text:line-break/></text:span><text:span text:style-name="T1">Informació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6cm" svg:y1="10.2cm" svg:x2="15.6cm" svg:y2="11.7cm">
          <text:p/>
        </draw:line>
        <draw:frame draw:style-name="gr1" draw:text-style-name="P1" draw:layer="layout" svg:width="5.2cm" svg:height="1.6cm" svg:x="13cm" svg:y="11.6cm">
          <draw:image xlink:href="Pictures/100002010000016100000070758373D3.png" xlink:type="simple" xlink:show="embed" xlink:actuate="onLoad">
            <text:p/>
          </draw:image>
        </draw:frame>
        <draw:frame draw:style-name="gr1" draw:text-style-name="P1" draw:layer="layout" svg:width="1.686cm" svg:height="1.886cm" svg:x="10.8cm" svg:y="14.814cm">
          <draw:image xlink:href="Pictures/100002010000008000000080F6EF8CCB.png" xlink:type="simple" xlink:show="embed" xlink:actuate="onLoad">
            <text:p/>
          </draw:image>
        </draw:frame>
        <draw:frame draw:style-name="gr1" draw:text-style-name="P1" draw:layer="layout" svg:width="1.8cm" svg:height="1.969cm" svg:x="13cm" svg:y="14.7cm">
          <draw:image xlink:href="Pictures/10000201000000CC000000CC47940BDE.png" xlink:type="simple" xlink:show="embed" xlink:actuate="onLoad">
            <text:p/>
          </draw:image>
        </draw:frame>
        <draw:frame draw:style-name="gr1" draw:text-style-name="P1" draw:layer="layout" svg:width="1.78cm" svg:height="1.917cm" svg:x="4.4cm" svg:y="7.6cm">
          <draw:image xlink:href="Pictures/10000201000002000000020076FB2DA2.png" xlink:type="simple" xlink:show="embed" xlink:actuate="onLoad">
            <text:p/>
          </draw:image>
        </draw:frame>
        <draw:frame draw:style-name="gr1" draw:text-style-name="P1" draw:layer="layout" svg:width="1.9cm" svg:height="2.1cm" svg:x="15.4cm" svg:y="14.7cm">
          <draw:image xlink:href="Pictures/10000201000002000000020076FB2DA2.png" xlink:type="simple" xlink:show="embed" xlink:actuate="onLoad">
            <text:p/>
          </draw:image>
        </draw:frame>
        <draw:line draw:style-name="gr3" draw:text-style-name="P1" draw:layer="layout" svg:x1="6.1cm" svg:y1="8.7cm" svg:x2="8.5cm" svg:y2="5.5cm">
          <text:p/>
        </draw:line>
        <draw:frame draw:style-name="gr1" draw:text-style-name="P1" draw:layer="layout" svg:width="7.2cm" svg:height="6.3cm" svg:x="19.7cm" svg:y="13.3cm">
          <draw:image xlink:href="Pictures/100002010000018C00000147DD98C9EE.png" xlink:type="simple" xlink:show="embed" xlink:actuate="onLoad">
            <text:p/>
          </draw:image>
        </draw:frame>
        <draw:line draw:style-name="gr3" draw:text-style-name="P1" draw:layer="layout" svg:x1="15.6cm" svg:y1="12.8cm" svg:x2="11.9cm" svg:y2="14.6cm">
          <text:p/>
        </draw:line>
        <draw:line draw:style-name="gr3" draw:text-style-name="P1" draw:layer="layout" svg:x1="15.7cm" svg:y1="12.9cm" svg:x2="14.5cm" svg:y2="14.6cm">
          <text:p/>
        </draw:line>
        <draw:line draw:style-name="gr3" draw:text-style-name="P1" draw:layer="layout" svg:x1="15.9cm" svg:y1="12.9cm" svg:x2="16.3cm" svg:y2="14.5cm">
          <text:p/>
        </draw:line>
        <draw:line draw:style-name="gr3" draw:text-style-name="P1" draw:layer="layout" svg:x1="16.3cm" svg:y1="12.9cm" svg:x2="19.6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06:05:13.807076646</meta:creation-date>
    <dc:date>2015-05-08T06:21:05.015879827</dc:date>
    <meta:editing-duration>PT15M50S</meta:editing-duration>
    <meta:editing-cycles>3</meta:editing-cycles>
    <meta:generator>LibreOffice/4.3.2.2.0$Linux_X86_64 LibreOffice_project/430m0$Build-2</meta:generator>
    <meta:document-statistic meta:object-count="24"/>
  </office:meta>
</office:document-meta>
</file>